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221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11.3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Question Name</text:p>
          </table:table-cell>
          <table:table-cell office:value-type="string">
            <text:p>Question Type</text:p>
          </table:table-cell>
          <table:table-cell office:value-type="string">
            <text:p>Mutilpe Type Options</text:p>
          </table:table-cell>
        </table:table-row>
        <table:table-row table:style-name="ro1">
          <table:table-cell office:value-type="string">
            <text:p>qestion1</text:p>
          </table:table-cell>
          <table:table-cell office:value-type="string">
            <text:p>Yes or no</text:p>
          </table:table-cell>
          <table:table-cell/>
        </table:table-row>
        <table:table-row table:style-name="ro1">
          <table:table-cell office:value-type="string">
            <text:p>question2</text:p>
          </table:table-cell>
          <table:table-cell office:value-type="string">
            <text:p>Multiple choice</text:p>
          </table:table-cell>
          <table:table-cell office:value-type="string">
            <text:p>question option1, question option2, question option3, question option4</text:p>
          </table:table-cell>
        </table:table-row>
        <table:table-row table:style-name="ro1">
          <table:table-cell office:value-type="string">
            <text:p>question3</text:p>
          </table:table-cell>
          <table:table-cell office:value-type="string">
            <text:p>Descriptive type</text:p>
          </table:table-cell>
          <table:table-cell/>
        </table:table-row>
        <table:table-row table:style-name="ro1">
          <table:table-cell/>
          <table:table-cell table:style-name="ce1"/>
          <table:table-cell/>
        </table:table-row>
        <table:table-row table:style-name="ro1">
          <table:table-cell/>
          <table:table-cell table:style-name="ce1" table:number-columns-repeated="2"/>
        </table:table-row>
        <table:table-row table:style-name="ro1">
          <table:table-cell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20T16:50:19</dc:date>
    <meta:generator>LibreOffice/3.5$Linux_x86 LibreOffice_project/350m1$Build-2</meta:generator>
    <meta:editing-duration>PT43S</meta:editing-duration>
    <meta:editing-cycles>4</meta:editing-cycles>
    <meta:document-statistic meta:table-count="1" meta:cell-count="10" meta:object-count="0"/>
  </office:meta>
</office:document-meta>
</file>